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8.52mm"/>
    </style:style>
    <style:style style:name="co2" style:family="table-column">
      <style:table-column-properties fo:break-before="auto" style:column-width="23.23mm"/>
    </style:style>
    <style:style style:name="co3" style:family="table-column">
      <style:table-column-properties fo:break-before="auto" style:column-width="17.78mm"/>
    </style:style>
    <style:style style:name="co4" style:family="table-column">
      <style:table-column-properties fo:break-before="auto" style:column-width="20.78mm"/>
    </style:style>
    <style:style style:name="co5" style:family="table-column">
      <style:table-column-properties fo:break-before="auto" style:column-width="16.14mm"/>
    </style:style>
    <style:style style:name="co6" style:family="table-column">
      <style:table-column-properties fo:break-before="auto" style:column-width="13.69mm"/>
    </style:style>
    <style:style style:name="co7" style:family="table-column">
      <style:table-column-properties fo:break-before="auto" style:column-width="39.56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oip" table:style-name="ta1">
        <table:shapes>
          <draw:frame draw:z-index="0" draw:style-name="gr1" draw:text-style-name="P1" svg:width="169.22mm" svg:height="100.4mm" svg:x="292.01mm" svg:y="58.97mm">
            <draw:object draw:notify-on-update-of-ranges="voip.H2:voip.H32 voip.I2:voip.I3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7" table:default-cell-style-name="Default"/>
        <table:table-row table:style-name="ro1">
          <table:table-cell office:value-type="string" calcext:value-type="string">
            <text:p>No.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estination</text:p>
          </table:table-cell>
          <table:table-cell office:value-type="string" calcext:value-type="string">
            <text:p>Protocol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Tam paquete</text:p>
          </table:table-cell>
          <table:table-cell office:value-type="string" calcext:value-type="string">
            <text:p>Diferencia</text:p>
          </table:table-cell>
          <table:table-cell table:number-columns-repeated="4"/>
          <table:table-cell office:value-type="string" calcext:value-type="string">
            <text:p>Tim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7282496" calcext:value-type="float">
            <text:p>0.007282496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2];0)" office:value-type="float" office:value="0.007282496" calcext:value-type="float">
            <text:p>0.007282496</text:p>
          </table:table-cell>
          <table:table-cell table:formula="of:=QUOTIENT([.H2];[.I2])" office:value-type="float" office:value="12633" calcext:value-type="float">
            <text:p>12633</text:p>
          </table:table-cell>
          <table:table-cell table:number-columns-repeated="3"/>
          <table:table-cell office:value-type="float" office:value="0.007282496" calcext:value-type="float">
            <text:p>0.00728249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17672392" calcext:value-type="float">
            <text:p>0.017672392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4];[.B3])" office:value-type="float" office:value="0.01064583" calcext:value-type="float">
            <text:p>0.01064583</text:p>
          </table:table-cell>
          <table:table-cell table:formula="of:=QUOTIENT([.H3];[.I3])" office:value-type="float" office:value="8641" calcext:value-type="float">
            <text:p>8641</text:p>
          </table:table-cell>
          <table:table-cell table:number-columns-repeated="3"/>
          <table:table-cell office:value-type="float" office:value="0.017672392" calcext:value-type="float">
            <text:p>0.01767239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28318222" calcext:value-type="float">
            <text:p>0.028318222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5];[.B4])" office:value-type="float" office:value="0.014869811" calcext:value-type="float">
            <text:p>0.014869811</text:p>
          </table:table-cell>
          <table:table-cell table:formula="of:=QUOTIENT([.H4];[.I4])" office:value-type="float" office:value="6187" calcext:value-type="float">
            <text:p>6187</text:p>
          </table:table-cell>
          <table:table-cell table:number-columns-repeated="3"/>
          <table:table-cell office:value-type="float" office:value="0.028318222" calcext:value-type="float">
            <text:p>0.02831822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43188033" calcext:value-type="float">
            <text:p>0.043188033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6];[.B5])" office:value-type="float" office:value="0.010234211" calcext:value-type="float">
            <text:p>0.010234211</text:p>
          </table:table-cell>
          <table:table-cell table:formula="of:=QUOTIENT([.H5];[.I5])" office:value-type="float" office:value="8989" calcext:value-type="float">
            <text:p>8989</text:p>
          </table:table-cell>
          <table:table-cell table:number-columns-repeated="3"/>
          <table:table-cell office:value-type="float" office:value="0.043188033" calcext:value-type="float">
            <text:p>0.0431880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53422244" calcext:value-type="float">
            <text:p>0.053422244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7];[.B6])" office:value-type="float" office:value="0.010322156" calcext:value-type="float">
            <text:p>0.010322156</text:p>
          </table:table-cell>
          <table:table-cell table:formula="of:=QUOTIENT([.H6];[.I6])" office:value-type="float" office:value="8912" calcext:value-type="float">
            <text:p>8912</text:p>
          </table:table-cell>
          <table:table-cell table:number-columns-repeated="3"/>
          <table:table-cell office:value-type="float" office:value="0.053422244" calcext:value-type="float">
            <text:p>0.05342224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637444" calcext:value-type="float">
            <text:p>0.0637444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8];[.B7])" office:value-type="float" office:value="0.011977566" calcext:value-type="float">
            <text:p>0.011977566</text:p>
          </table:table-cell>
          <table:table-cell table:formula="of:=QUOTIENT([.H7];[.I7])" office:value-type="float" office:value="7681" calcext:value-type="float">
            <text:p>7681</text:p>
          </table:table-cell>
          <table:table-cell table:number-columns-repeated="3"/>
          <table:table-cell office:value-type="float" office:value="0.0637444" calcext:value-type="float">
            <text:p>0.063744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75721966" calcext:value-type="float">
            <text:p>0.075721966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9];[.B8])" office:value-type="float" office:value="0.019958117" calcext:value-type="float">
            <text:p>0.019958117</text:p>
          </table:table-cell>
          <table:table-cell table:formula="of:=QUOTIENT([.H8];[.I8])" office:value-type="float" office:value="4609" calcext:value-type="float">
            <text:p>4609</text:p>
          </table:table-cell>
          <table:table-cell table:number-columns-repeated="3"/>
          <table:table-cell office:value-type="float" office:value="0.075721966" calcext:value-type="float">
            <text:p>0.07572196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95680083" calcext:value-type="float">
            <text:p>0.095680083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10];[.B9])" office:value-type="float" office:value="0.010343233" calcext:value-type="float">
            <text:p>0.010343233</text:p>
          </table:table-cell>
          <table:table-cell table:formula="of:=QUOTIENT([.H9];[.I9])" office:value-type="float" office:value="8894" calcext:value-type="float">
            <text:p>8894</text:p>
          </table:table-cell>
          <table:table-cell table:number-columns-repeated="3"/>
          <table:table-cell office:value-type="float" office:value="0.095680083" calcext:value-type="float">
            <text:p>0.09568008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106023316" calcext:value-type="float">
            <text:p>0.106023316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11];[.B10])" office:value-type="float" office:value="0.012209762" calcext:value-type="float">
            <text:p>0.012209762</text:p>
          </table:table-cell>
          <table:table-cell table:formula="of:=QUOTIENT([.H10];[.I10])" office:value-type="float" office:value="7534" calcext:value-type="float">
            <text:p>7534</text:p>
          </table:table-cell>
          <table:table-cell table:number-columns-repeated="3"/>
          <table:table-cell office:value-type="float" office:value="0.106023316" calcext:value-type="float">
            <text:p>0.1060233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118233078" calcext:value-type="float">
            <text:p>0.118233078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12];[.B11])" office:value-type="float" office:value="0.017766332" calcext:value-type="float">
            <text:p>0.017766332</text:p>
          </table:table-cell>
          <table:table-cell table:formula="of:=QUOTIENT([.H11];[.I11])" office:value-type="float" office:value="5178" calcext:value-type="float">
            <text:p>5178</text:p>
          </table:table-cell>
          <table:table-cell table:number-columns-repeated="3"/>
          <table:table-cell office:value-type="float" office:value="0.118233078" calcext:value-type="float">
            <text:p>0.11823307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13599941" calcext:value-type="float">
            <text:p>0.13599941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13];[.B12])" office:value-type="float" office:value="0.01009207" calcext:value-type="float">
            <text:p>0.01009207</text:p>
          </table:table-cell>
          <table:table-cell table:formula="of:=QUOTIENT([.H12];[.I12])" office:value-type="float" office:value="9116" calcext:value-type="float">
            <text:p>9116</text:p>
          </table:table-cell>
          <table:table-cell table:number-columns-repeated="3"/>
          <table:table-cell office:value-type="float" office:value="0.13599941" calcext:value-type="float">
            <text:p>0.1359994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14609148" calcext:value-type="float">
            <text:p>0.14609148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14];[.B13])" office:value-type="float" office:value="0.012112815" calcext:value-type="float">
            <text:p>0.012112815</text:p>
          </table:table-cell>
          <table:table-cell table:formula="of:=QUOTIENT([.H13];[.I13])" office:value-type="float" office:value="7595" calcext:value-type="float">
            <text:p>7595</text:p>
          </table:table-cell>
          <table:table-cell table:number-columns-repeated="3"/>
          <table:table-cell office:value-type="float" office:value="0.14609148" calcext:value-type="float">
            <text:p>0.1460914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158204295" calcext:value-type="float">
            <text:p>0.158204295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15];[.B14])" office:value-type="float" office:value="0.011994381" calcext:value-type="float">
            <text:p>0.011994381</text:p>
          </table:table-cell>
          <table:table-cell table:formula="of:=QUOTIENT([.H14];[.I14])" office:value-type="float" office:value="7670" calcext:value-type="float">
            <text:p>7670</text:p>
          </table:table-cell>
          <table:table-cell table:number-columns-repeated="3"/>
          <table:table-cell office:value-type="float" office:value="0.158204295" calcext:value-type="float">
            <text:p>0.15820429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70198676" calcext:value-type="float">
            <text:p>0.170198676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16];[.B15])" office:value-type="float" office:value="0.015769547" calcext:value-type="float">
            <text:p>0.015769547</text:p>
          </table:table-cell>
          <table:table-cell table:formula="of:=QUOTIENT([.H15];[.I15])" office:value-type="float" office:value="5834" calcext:value-type="float">
            <text:p>5834</text:p>
          </table:table-cell>
          <table:table-cell table:number-columns-repeated="3"/>
          <table:table-cell office:value-type="float" office:value="0.170198676" calcext:value-type="float">
            <text:p>0.17019867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185968223" calcext:value-type="float">
            <text:p>0.185968223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17];[.B16])" office:value-type="float" office:value="0.010234181" calcext:value-type="float">
            <text:p>0.010234181</text:p>
          </table:table-cell>
          <table:table-cell table:formula="of:=QUOTIENT([.H16];[.I16])" office:value-type="float" office:value="8989" calcext:value-type="float">
            <text:p>8989</text:p>
          </table:table-cell>
          <table:table-cell table:number-columns-repeated="3"/>
          <table:table-cell office:value-type="float" office:value="0.185968223" calcext:value-type="float">
            <text:p>0.18596822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196202404" calcext:value-type="float">
            <text:p>0.196202404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18];[.B17])" office:value-type="float" office:value="0.012697965" calcext:value-type="float">
            <text:p>0.012697965</text:p>
          </table:table-cell>
          <table:table-cell table:formula="of:=QUOTIENT([.H17];[.I17])" office:value-type="float" office:value="7245" calcext:value-type="float">
            <text:p>7245</text:p>
          </table:table-cell>
          <table:table-cell table:number-columns-repeated="3"/>
          <table:table-cell office:value-type="float" office:value="0.196202404" calcext:value-type="float">
            <text:p>0.19620240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208900369" calcext:value-type="float">
            <text:p>0.208900369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19];[.B18])" office:value-type="float" office:value="0.015501523" calcext:value-type="float">
            <text:p>0.015501523</text:p>
          </table:table-cell>
          <table:table-cell table:formula="of:=QUOTIENT([.H18];[.I18])" office:value-type="float" office:value="5934" calcext:value-type="float">
            <text:p>5934</text:p>
          </table:table-cell>
          <table:table-cell table:number-columns-repeated="3"/>
          <table:table-cell office:value-type="float" office:value="0.208900369" calcext:value-type="float">
            <text:p>0.208900369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224401892" calcext:value-type="float">
            <text:p>0.224401892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20];[.B19])" office:value-type="float" office:value="0.011502785" calcext:value-type="float">
            <text:p>0.011502785</text:p>
          </table:table-cell>
          <table:table-cell table:formula="of:=QUOTIENT([.H19];[.I19])" office:value-type="float" office:value="7998" calcext:value-type="float">
            <text:p>7998</text:p>
          </table:table-cell>
          <table:table-cell table:number-columns-repeated="3"/>
          <table:table-cell office:value-type="float" office:value="0.224401892" calcext:value-type="float">
            <text:p>0.22440189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235904677" calcext:value-type="float">
            <text:p>0.235904677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21];[.B20])" office:value-type="float" office:value="0.014599238" calcext:value-type="float">
            <text:p>0.014599238</text:p>
          </table:table-cell>
          <table:table-cell table:formula="of:=QUOTIENT([.H20];[.I20])" office:value-type="float" office:value="6301" calcext:value-type="float">
            <text:p>6301</text:p>
          </table:table-cell>
          <table:table-cell table:number-columns-repeated="3"/>
          <table:table-cell office:value-type="float" office:value="0.235904677" calcext:value-type="float">
            <text:p>0.23590467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250503915" calcext:value-type="float">
            <text:p>0.250503915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22];[.B21])" office:value-type="float" office:value="0.010699381" calcext:value-type="float">
            <text:p>0.010699381</text:p>
          </table:table-cell>
          <table:table-cell table:formula="of:=QUOTIENT([.H21];[.I21])" office:value-type="float" office:value="8598" calcext:value-type="float">
            <text:p>8598</text:p>
          </table:table-cell>
          <table:table-cell table:number-columns-repeated="3"/>
          <table:table-cell office:value-type="float" office:value="0.250503915" calcext:value-type="float">
            <text:p>0.25050391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261203296" calcext:value-type="float">
            <text:p>0.261203296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23];[.B22])" office:value-type="float" office:value="0.012545271" calcext:value-type="float">
            <text:p>0.012545271</text:p>
          </table:table-cell>
          <table:table-cell table:formula="of:=QUOTIENT([.H22];[.I22])" office:value-type="float" office:value="7333" calcext:value-type="float">
            <text:p>7333</text:p>
          </table:table-cell>
          <table:table-cell table:number-columns-repeated="3"/>
          <table:table-cell office:value-type="float" office:value="0.261203296" calcext:value-type="float">
            <text:p>0.26120329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273748567" calcext:value-type="float">
            <text:p>0.273748567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24];[.B23])" office:value-type="float" office:value="0.012167755" calcext:value-type="float">
            <text:p>0.012167755</text:p>
          </table:table-cell>
          <table:table-cell table:formula="of:=QUOTIENT([.H23];[.I23])" office:value-type="float" office:value="7560" calcext:value-type="float">
            <text:p>7560</text:p>
          </table:table-cell>
          <table:table-cell table:number-columns-repeated="3"/>
          <table:table-cell office:value-type="float" office:value="0.273748567" calcext:value-type="float">
            <text:p>0.27374856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285916322" calcext:value-type="float">
            <text:p>0.285916322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25];[.B24])" office:value-type="float" office:value="0.018609023" calcext:value-type="float">
            <text:p>0.018609023</text:p>
          </table:table-cell>
          <table:table-cell table:formula="of:=QUOTIENT([.H24];[.I24])" office:value-type="float" office:value="4943" calcext:value-type="float">
            <text:p>4943</text:p>
          </table:table-cell>
          <table:table-cell table:number-columns-repeated="3"/>
          <table:table-cell office:value-type="float" office:value="0.285916322" calcext:value-type="float">
            <text:p>0.28591632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304525345" calcext:value-type="float">
            <text:p>0.304525345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26];[.B25])" office:value-type="float" office:value="0.01142956" calcext:value-type="float">
            <text:p>0.01142956</text:p>
          </table:table-cell>
          <table:table-cell table:formula="of:=QUOTIENT([.H25];[.I25])" office:value-type="float" office:value="8049" calcext:value-type="float">
            <text:p>8049</text:p>
          </table:table-cell>
          <table:table-cell table:number-columns-repeated="3"/>
          <table:table-cell office:value-type="float" office:value="0.304525345" calcext:value-type="float">
            <text:p>0.30452534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315954905" calcext:value-type="float">
            <text:p>0.315954905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27];[.B26])" office:value-type="float" office:value="0.017760385" calcext:value-type="float">
            <text:p>0.017760385</text:p>
          </table:table-cell>
          <table:table-cell table:formula="of:=QUOTIENT([.H26];[.I26])" office:value-type="float" office:value="5180" calcext:value-type="float">
            <text:p>5180</text:p>
          </table:table-cell>
          <table:table-cell table:number-columns-repeated="3"/>
          <table:table-cell office:value-type="float" office:value="0.315954905" calcext:value-type="float">
            <text:p>0.31595490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33371529" calcext:value-type="float">
            <text:p>0.33371529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28];[.B27])" office:value-type="float" office:value="0.012324938" calcext:value-type="float">
            <text:p>0.012324938</text:p>
          </table:table-cell>
          <table:table-cell table:formula="of:=QUOTIENT([.H27];[.I27])" office:value-type="float" office:value="7464" calcext:value-type="float">
            <text:p>7464</text:p>
          </table:table-cell>
          <table:table-cell table:number-columns-repeated="3"/>
          <table:table-cell office:value-type="float" office:value="0.33371529" calcext:value-type="float">
            <text:p>0.3337152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346040228" calcext:value-type="float">
            <text:p>0.346040228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29];[.B28])" office:value-type="float" office:value="0.012206721" calcext:value-type="float">
            <text:p>0.012206721</text:p>
          </table:table-cell>
          <table:table-cell table:formula="of:=QUOTIENT([.H28];[.I28])" office:value-type="float" office:value="7536" calcext:value-type="float">
            <text:p>7536</text:p>
          </table:table-cell>
          <table:table-cell table:number-columns-repeated="3"/>
          <table:table-cell office:value-type="float" office:value="0.346040228" calcext:value-type="float">
            <text:p>0.34604022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358246949" calcext:value-type="float">
            <text:p>0.358246949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30];[.B29])" office:value-type="float" office:value="0.017810211" calcext:value-type="float">
            <text:p>0.017810211</text:p>
          </table:table-cell>
          <table:table-cell table:formula="of:=QUOTIENT([.H29];[.I29])" office:value-type="float" office:value="5165" calcext:value-type="float">
            <text:p>5165</text:p>
          </table:table-cell>
          <table:table-cell table:number-columns-repeated="3"/>
          <table:table-cell office:value-type="float" office:value="0.358246949" calcext:value-type="float">
            <text:p>0.35824694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37605716" calcext:value-type="float">
            <text:p>0.37605716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31];[.B30])" office:value-type="float" office:value="0.010267894" calcext:value-type="float">
            <text:p>0.010267894</text:p>
          </table:table-cell>
          <table:table-cell table:formula="of:=QUOTIENT([.H30];[.I30])" office:value-type="float" office:value="8959" calcext:value-type="float">
            <text:p>8959</text:p>
          </table:table-cell>
          <table:table-cell table:number-columns-repeated="3"/>
          <table:table-cell office:value-type="float" office:value="0.37605716" calcext:value-type="float">
            <text:p>0.3760571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386325054" calcext:value-type="float">
            <text:p>0.386325054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32];[.B31])" office:value-type="float" office:value="0.010330568" calcext:value-type="float">
            <text:p>0.010330568</text:p>
          </table:table-cell>
          <table:table-cell table:formula="of:=QUOTIENT([.H31];[.I31])" office:value-type="float" office:value="8905" calcext:value-type="float">
            <text:p>8905</text:p>
          </table:table-cell>
          <table:table-cell table:number-columns-repeated="3"/>
          <table:table-cell office:value-type="float" office:value="0.386325054" calcext:value-type="float">
            <text:p>0.38632505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396655622" calcext:value-type="float">
            <text:p>0.396655622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33];[.B32])" office:value-type="float" office:value="0.010272192" calcext:value-type="float">
            <text:p>0.010272192</text:p>
          </table:table-cell>
          <table:table-cell table:formula="of:=QUOTIENT([.H32];[.I32])" office:value-type="float" office:value="8956" calcext:value-type="float">
            <text:p>8956</text:p>
          </table:table-cell>
          <table:table-cell table:number-columns-repeated="3"/>
          <table:table-cell office:value-type="float" office:value="0.396655622" calcext:value-type="float">
            <text:p>0.39665562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406927814" calcext:value-type="float">
            <text:p>0.406927814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34];[.B33])" office:value-type="float" office:value="0.010419336" calcext:value-type="float">
            <text:p>0.010419336</text:p>
          </table:table-cell>
          <table:table-cell table:formula="of:=QUOTIENT([.H33];[.I33])" office:value-type="float" office:value="8829" calcext:value-type="float">
            <text:p>8829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41734715" calcext:value-type="float">
            <text:p>0.41734715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35];[.B34])" office:value-type="float" office:value="0.025087907" calcext:value-type="float">
            <text:p>0.025087907</text:p>
          </table:table-cell>
          <table:table-cell table:formula="of:=QUOTIENT([.H34];[.I34])" office:value-type="float" office:value="3667" calcext:value-type="float">
            <text:p>3667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442435057" calcext:value-type="float">
            <text:p>0.442435057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36];[.B35])" office:value-type="float" office:value="0.013498771" calcext:value-type="float">
            <text:p>0.013498771</text:p>
          </table:table-cell>
          <table:table-cell table:formula="of:=QUOTIENT([.H35];[.I35])" office:value-type="float" office:value="6815" calcext:value-type="float">
            <text:p>6815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455933828" calcext:value-type="float">
            <text:p>0.455933828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37];[.B36])" office:value-type="float" office:value="0.012650466" calcext:value-type="float">
            <text:p>0.012650466</text:p>
          </table:table-cell>
          <table:table-cell table:formula="of:=QUOTIENT([.H36];[.I36])" office:value-type="float" office:value="7272" calcext:value-type="float">
            <text:p>7272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468584294" calcext:value-type="float">
            <text:p>0.468584294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38];[.B37])" office:value-type="float" office:value="0.016515859" calcext:value-type="float">
            <text:p>0.016515859</text:p>
          </table:table-cell>
          <table:table-cell table:formula="of:=QUOTIENT([.H37];[.I37])" office:value-type="float" office:value="5570" calcext:value-type="float">
            <text:p>5570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485100153" calcext:value-type="float">
            <text:p>0.485100153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39];[.B38])" office:value-type="float" office:value="0.010400189" calcext:value-type="float">
            <text:p>0.010400189</text:p>
          </table:table-cell>
          <table:table-cell table:formula="of:=QUOTIENT([.H38];[.I38])" office:value-type="float" office:value="8845" calcext:value-type="float">
            <text:p>8845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495500342" calcext:value-type="float">
            <text:p>0.495500342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40];[.B39])" office:value-type="float" office:value="0.010307526" calcext:value-type="float">
            <text:p>0.010307526</text:p>
          </table:table-cell>
          <table:table-cell table:formula="of:=QUOTIENT([.H39];[.I39])" office:value-type="float" office:value="8925" calcext:value-type="float">
            <text:p>8925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05807868" calcext:value-type="float">
            <text:p>0.505807868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41];[.B40])" office:value-type="float" office:value="0.0158623490000001" calcext:value-type="float">
            <text:p>0.015862349</text:p>
          </table:table-cell>
          <table:table-cell table:formula="of:=QUOTIENT([.H40];[.I40])" office:value-type="float" office:value="5799" calcext:value-type="float">
            <text:p>5799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521670217" calcext:value-type="float">
            <text:p>0.521670217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42];[.B41])" office:value-type="float" office:value="0.014333224" calcext:value-type="float">
            <text:p>0.014333224</text:p>
          </table:table-cell>
          <table:table-cell table:formula="of:=QUOTIENT([.H41];[.I41])" office:value-type="float" office:value="6418" calcext:value-type="float">
            <text:p>6418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36003441" calcext:value-type="float">
            <text:p>0.536003441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43];[.B42])" office:value-type="float" office:value="0.0148924539999999" calcext:value-type="float">
            <text:p>0.014892454</text:p>
          </table:table-cell>
          <table:table-cell table:formula="of:=QUOTIENT([.H42];[.I42])" office:value-type="float" office:value="6177" calcext:value-type="float">
            <text:p>6177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550895895" calcext:value-type="float">
            <text:p>0.550895895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44];[.B43])" office:value-type="float" office:value="0.010383506" calcext:value-type="float">
            <text:p>0.010383506</text:p>
          </table:table-cell>
          <table:table-cell table:formula="of:=QUOTIENT([.H43];[.I43])" office:value-type="float" office:value="8860" calcext:value-type="float">
            <text:p>8860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61279401" calcext:value-type="float">
            <text:p>0.561279401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45];[.B44])" office:value-type="float" office:value="0.015570283" calcext:value-type="float">
            <text:p>0.015570283</text:p>
          </table:table-cell>
          <table:table-cell table:formula="of:=QUOTIENT([.H44];[.I44])" office:value-type="float" office:value="5908" calcext:value-type="float">
            <text:p>5908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76849684" calcext:value-type="float">
            <text:p>0.576849684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46];[.B45])" office:value-type="float" office:value="0.015943143" calcext:value-type="float">
            <text:p>0.015943143</text:p>
          </table:table-cell>
          <table:table-cell table:formula="of:=QUOTIENT([.H45];[.I45])" office:value-type="float" office:value="5770" calcext:value-type="float">
            <text:p>5770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92792827" calcext:value-type="float">
            <text:p>0.592792827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47];[.B46])" office:value-type="float" office:value="0.010969751" calcext:value-type="float">
            <text:p>0.010969751</text:p>
          </table:table-cell>
          <table:table-cell table:formula="of:=QUOTIENT([.H46];[.I46])" office:value-type="float" office:value="8386" calcext:value-type="float">
            <text:p>8386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603762578" calcext:value-type="float">
            <text:p>0.603762578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48];[.B47])" office:value-type="float" office:value="0.0102938340000001" calcext:value-type="float">
            <text:p>0.010293834</text:p>
          </table:table-cell>
          <table:table-cell table:formula="of:=QUOTIENT([.H47];[.I47])" office:value-type="float" office:value="8937" calcext:value-type="float">
            <text:p>8937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614056412" calcext:value-type="float">
            <text:p>0.614056412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49];[.B48])" office:value-type="float" office:value="0.011569486" calcext:value-type="float">
            <text:p>0.011569486</text:p>
          </table:table-cell>
          <table:table-cell table:formula="of:=QUOTIENT([.H48];[.I48])" office:value-type="float" office:value="7951" calcext:value-type="float">
            <text:p>7951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625625898" calcext:value-type="float">
            <text:p>0.625625898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50];[.B49])" office:value-type="float" office:value="0.010582399" calcext:value-type="float">
            <text:p>0.010582399</text:p>
          </table:table-cell>
          <table:table-cell table:formula="of:=QUOTIENT([.H49];[.I49])" office:value-type="float" office:value="8693" calcext:value-type="float">
            <text:p>8693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636208297" calcext:value-type="float">
            <text:p>0.636208297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51];[.B50])" office:value-type="float" office:value="0.010267363" calcext:value-type="float">
            <text:p>0.010267363</text:p>
          </table:table-cell>
          <table:table-cell table:formula="of:=QUOTIENT([.H50];[.I50])" office:value-type="float" office:value="8960" calcext:value-type="float">
            <text:p>8960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4647566" calcext:value-type="float">
            <text:p>0.64647566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52];[.B51])" office:value-type="float" office:value="0.0145832060000001" calcext:value-type="float">
            <text:p>0.014583206</text:p>
          </table:table-cell>
          <table:table-cell table:formula="of:=QUOTIENT([.H51];[.I51])" office:value-type="float" office:value="6308" calcext:value-type="float">
            <text:p>6308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661058866" calcext:value-type="float">
            <text:p>0.661058866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53];[.B52])" office:value-type="float" office:value="0.014338026" calcext:value-type="float">
            <text:p>0.014338026</text:p>
          </table:table-cell>
          <table:table-cell table:formula="of:=QUOTIENT([.H52];[.I52])" office:value-type="float" office:value="6416" calcext:value-type="float">
            <text:p>6416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675396892" calcext:value-type="float">
            <text:p>0.675396892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54];[.B53])" office:value-type="float" office:value="0.010269302" calcext:value-type="float">
            <text:p>0.010269302</text:p>
          </table:table-cell>
          <table:table-cell table:formula="of:=QUOTIENT([.H53];[.I53])" office:value-type="float" office:value="8958" calcext:value-type="float">
            <text:p>8958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685666194" calcext:value-type="float">
            <text:p>0.685666194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55];[.B54])" office:value-type="float" office:value="0.010564726" calcext:value-type="float">
            <text:p>0.010564726</text:p>
          </table:table-cell>
          <table:table-cell table:formula="of:=QUOTIENT([.H54];[.I54])" office:value-type="float" office:value="8708" calcext:value-type="float">
            <text:p>8708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69623092" calcext:value-type="float">
            <text:p>0.69623092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56];[.B55])" office:value-type="float" office:value="0.0104124289999999" calcext:value-type="float">
            <text:p>0.010412429</text:p>
          </table:table-cell>
          <table:table-cell table:formula="of:=QUOTIENT([.H55];[.I55])" office:value-type="float" office:value="8835" calcext:value-type="float">
            <text:p>8835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706643349" calcext:value-type="float">
            <text:p>0.706643349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57];[.B56])" office:value-type="float" office:value="0.010576408" calcext:value-type="float">
            <text:p>0.010576408</text:p>
          </table:table-cell>
          <table:table-cell table:formula="of:=QUOTIENT([.H56];[.I56])" office:value-type="float" office:value="8698" calcext:value-type="float">
            <text:p>8698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717219757" calcext:value-type="float">
            <text:p>0.717219757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58];[.B57])" office:value-type="float" office:value="0.019625484" calcext:value-type="float">
            <text:p>0.019625484</text:p>
          </table:table-cell>
          <table:table-cell table:formula="of:=QUOTIENT([.H57];[.I57])" office:value-type="float" office:value="4687" calcext:value-type="float">
            <text:p>4687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736845241" calcext:value-type="float">
            <text:p>0.736845241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59];[.B58])" office:value-type="float" office:value="0.019603252" calcext:value-type="float">
            <text:p>0.019603252</text:p>
          </table:table-cell>
          <table:table-cell table:formula="of:=QUOTIENT([.H58];[.I58])" office:value-type="float" office:value="4693" calcext:value-type="float">
            <text:p>4693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756448493" calcext:value-type="float">
            <text:p>0.756448493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60];[.B59])" office:value-type="float" office:value="0.019919646" calcext:value-type="float">
            <text:p>0.019919646</text:p>
          </table:table-cell>
          <table:table-cell table:formula="of:=QUOTIENT([.H59];[.I59])" office:value-type="float" office:value="4618" calcext:value-type="float">
            <text:p>4618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776368139" calcext:value-type="float">
            <text:p>0.776368139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61];[.B60])" office:value-type="float" office:value="0.011012523" calcext:value-type="float">
            <text:p>0.011012523</text:p>
          </table:table-cell>
          <table:table-cell table:formula="of:=QUOTIENT([.H60];[.I60])" office:value-type="float" office:value="8354" calcext:value-type="float">
            <text:p>8354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787380662" calcext:value-type="float">
            <text:p>0.787380662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62];[.B61])" office:value-type="float" office:value="0.010154686" calcext:value-type="float">
            <text:p>0.010154686</text:p>
          </table:table-cell>
          <table:table-cell table:formula="of:=QUOTIENT([.H61];[.I61])" office:value-type="float" office:value="9059" calcext:value-type="float">
            <text:p>9059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797535348" calcext:value-type="float">
            <text:p>0.797535348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63];[.B62])" office:value-type="float" office:value="0.010331292" calcext:value-type="float">
            <text:p>0.010331292</text:p>
          </table:table-cell>
          <table:table-cell table:formula="of:=QUOTIENT([.H62];[.I62])" office:value-type="float" office:value="8904" calcext:value-type="float">
            <text:p>8904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80786664" calcext:value-type="float">
            <text:p>0.80786664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64];[.B63])" office:value-type="float" office:value="0.013478342" calcext:value-type="float">
            <text:p>0.013478342</text:p>
          </table:table-cell>
          <table:table-cell table:formula="of:=QUOTIENT([.H63];[.I63])" office:value-type="float" office:value="6825" calcext:value-type="float">
            <text:p>6825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821344982" calcext:value-type="float">
            <text:p>0.821344982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65];[.B64])" office:value-type="float" office:value="0.0148257939999999" calcext:value-type="float">
            <text:p>0.014825794</text:p>
          </table:table-cell>
          <table:table-cell table:formula="of:=QUOTIENT([.H64];[.I64])" office:value-type="float" office:value="6205" calcext:value-type="float">
            <text:p>6205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836170776" calcext:value-type="float">
            <text:p>0.836170776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66];[.B65])" office:value-type="float" office:value="0.012869455" calcext:value-type="float">
            <text:p>0.012869455</text:p>
          </table:table-cell>
          <table:table-cell table:formula="of:=QUOTIENT([.H65];[.I65])" office:value-type="float" office:value="7148" calcext:value-type="float">
            <text:p>7148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849040231" calcext:value-type="float">
            <text:p>0.849040231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67];[.B66])" office:value-type="float" office:value="0.016391991" calcext:value-type="float">
            <text:p>0.016391991</text:p>
          </table:table-cell>
          <table:table-cell table:formula="of:=QUOTIENT([.H66];[.I66])" office:value-type="float" office:value="5612" calcext:value-type="float">
            <text:p>5612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865432222" calcext:value-type="float">
            <text:p>0.865432222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68];[.B67])" office:value-type="float" office:value="0.010149261" calcext:value-type="float">
            <text:p>0.010149261</text:p>
          </table:table-cell>
          <table:table-cell table:formula="of:=QUOTIENT([.H67];[.I67])" office:value-type="float" office:value="9064" calcext:value-type="float">
            <text:p>9064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875581483" calcext:value-type="float">
            <text:p>0.875581483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69];[.B68])" office:value-type="float" office:value="0.010553597" calcext:value-type="float">
            <text:p>0.010553597</text:p>
          </table:table-cell>
          <table:table-cell table:formula="of:=QUOTIENT([.H68];[.I68])" office:value-type="float" office:value="8717" calcext:value-type="float">
            <text:p>8717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88613508" calcext:value-type="float">
            <text:p>0.88613508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70];[.B69])" office:value-type="float" office:value="0.01024474" calcext:value-type="float">
            <text:p>0.01024474</text:p>
          </table:table-cell>
          <table:table-cell table:formula="of:=QUOTIENT([.H69];[.I69])" office:value-type="float" office:value="8980" calcext:value-type="float">
            <text:p>8980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89637982" calcext:value-type="float">
            <text:p>0.89637982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71];[.B70])" office:value-type="float" office:value="0.019719504" calcext:value-type="float">
            <text:p>0.019719504</text:p>
          </table:table-cell>
          <table:table-cell table:formula="of:=QUOTIENT([.H70];[.I70])" office:value-type="float" office:value="4665" calcext:value-type="float">
            <text:p>4665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916099324" calcext:value-type="float">
            <text:p>0.916099324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72];[.B71])" office:value-type="float" office:value="0.01281197" calcext:value-type="float">
            <text:p>0.01281197</text:p>
          </table:table-cell>
          <table:table-cell table:formula="of:=QUOTIENT([.H71];[.I71])" office:value-type="float" office:value="7180" calcext:value-type="float">
            <text:p>7180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928911294" calcext:value-type="float">
            <text:p>0.928911294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73];[.B72])" office:value-type="float" office:value="0.017183362" calcext:value-type="float">
            <text:p>0.017183362</text:p>
          </table:table-cell>
          <table:table-cell table:formula="of:=QUOTIENT([.H72];[.I72])" office:value-type="float" office:value="5354" calcext:value-type="float">
            <text:p>5354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946094656" calcext:value-type="float">
            <text:p>0.946094656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74];[.B73])" office:value-type="float" office:value="0.010569388" calcext:value-type="float">
            <text:p>0.010569388</text:p>
          </table:table-cell>
          <table:table-cell table:formula="of:=QUOTIENT([.H73];[.I73])" office:value-type="float" office:value="8704" calcext:value-type="float">
            <text:p>8704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956664044" calcext:value-type="float">
            <text:p>0.956664044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75];[.B74])" office:value-type="float" office:value="0.019460252" calcext:value-type="float">
            <text:p>0.019460252</text:p>
          </table:table-cell>
          <table:table-cell table:formula="of:=QUOTIENT([.H74];[.I74])" office:value-type="float" office:value="4727" calcext:value-type="float">
            <text:p>4727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976124296" calcext:value-type="float">
            <text:p>0.976124296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76];[.B75])" office:value-type="float" office:value="0.015545437" calcext:value-type="float">
            <text:p>0.015545437</text:p>
          </table:table-cell>
          <table:table-cell table:formula="of:=QUOTIENT([.H75];[.I75])" office:value-type="float" office:value="5918" calcext:value-type="float">
            <text:p>5918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991669733" calcext:value-type="float">
            <text:p>0.991669733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77];[.B76])" office:value-type="float" office:value="0.014478103" calcext:value-type="float">
            <text:p>0.014478103</text:p>
          </table:table-cell>
          <table:table-cell table:formula="of:=QUOTIENT([.H76];[.I76])" office:value-type="float" office:value="6354" calcext:value-type="float">
            <text:p>6354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.006147836" calcext:value-type="float">
            <text:p>1.006147836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78];[.B77])" office:value-type="float" office:value="0.027742368" calcext:value-type="float">
            <text:p>0.027742368</text:p>
          </table:table-cell>
          <table:table-cell table:formula="of:=QUOTIENT([.H77];[.I77])" office:value-type="float" office:value="3316" calcext:value-type="float">
            <text:p>3316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.033890204" calcext:value-type="float">
            <text:p>1.033890204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79];[.B78])" office:value-type="float" office:value="0.015583806" calcext:value-type="float">
            <text:p>0.015583806</text:p>
          </table:table-cell>
          <table:table-cell table:formula="of:=QUOTIENT([.H78];[.I78])" office:value-type="float" office:value="5903" calcext:value-type="float">
            <text:p>5903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.04947401" calcext:value-type="float">
            <text:p>1.04947401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80];[.B79])" office:value-type="float" office:value="0.0103437880000001" calcext:value-type="float">
            <text:p>0.010343788</text:p>
          </table:table-cell>
          <table:table-cell table:formula="of:=QUOTIENT([.H79];[.I79])" office:value-type="float" office:value="8894" calcext:value-type="float">
            <text:p>8894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.059817798" calcext:value-type="float">
            <text:p>1.059817798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81];[.B80])" office:value-type="float" office:value="0.015112335" calcext:value-type="float">
            <text:p>0.015112335</text:p>
          </table:table-cell>
          <table:table-cell table:formula="of:=QUOTIENT([.H80];[.I80])" office:value-type="float" office:value="6087" calcext:value-type="float">
            <text:p>6087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.074930133" calcext:value-type="float">
            <text:p>1.074930133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82];[.B81])" office:value-type="float" office:value="0.0114444739999999" calcext:value-type="float">
            <text:p>0.011444474</text:p>
          </table:table-cell>
          <table:table-cell table:formula="of:=QUOTIENT([.H81];[.I81])" office:value-type="float" office:value="8038" calcext:value-type="float">
            <text:p>8038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.086374607" calcext:value-type="float">
            <text:p>1.086374607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83];[.B82])" office:value-type="float" office:value="0.0150078229999999" calcext:value-type="float">
            <text:p>0.015007823</text:p>
          </table:table-cell>
          <table:table-cell table:formula="of:=QUOTIENT([.H82];[.I82])" office:value-type="float" office:value="6130" calcext:value-type="float">
            <text:p>6130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.10138243" calcext:value-type="float">
            <text:p>1.10138243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84];[.B83])" office:value-type="float" office:value="0.0150408240000002" calcext:value-type="float">
            <text:p>0.015040824</text:p>
          </table:table-cell>
          <table:table-cell table:formula="of:=QUOTIENT([.H83];[.I83])" office:value-type="float" office:value="6116" calcext:value-type="float">
            <text:p>6116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.116423254" calcext:value-type="float">
            <text:p>1.116423254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85];[.B84])" office:value-type="float" office:value="0.017115239" calcext:value-type="float">
            <text:p>0.017115239</text:p>
          </table:table-cell>
          <table:table-cell table:formula="of:=QUOTIENT([.H84];[.I84])" office:value-type="float" office:value="5375" calcext:value-type="float">
            <text:p>5375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.133538493" calcext:value-type="float">
            <text:p>1.133538493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86];[.B85])" office:value-type="float" office:value="0.012918754" calcext:value-type="float">
            <text:p>0.012918754</text:p>
          </table:table-cell>
          <table:table-cell table:formula="of:=QUOTIENT([.H85];[.I85])" office:value-type="float" office:value="7121" calcext:value-type="float">
            <text:p>7121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.146457247" calcext:value-type="float">
            <text:p>1.146457247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87];[.B86])" office:value-type="float" office:value="0.012878304" calcext:value-type="float">
            <text:p>0.012878304</text:p>
          </table:table-cell>
          <table:table-cell table:formula="of:=QUOTIENT([.H86];[.I86])" office:value-type="float" office:value="7143" calcext:value-type="float">
            <text:p>7143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.159335551" calcext:value-type="float">
            <text:p>1.159335551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88];[.B87])" office:value-type="float" office:value="0.0171481949999999" calcext:value-type="float">
            <text:p>0.017148195</text:p>
          </table:table-cell>
          <table:table-cell table:formula="of:=QUOTIENT([.H87];[.I87])" office:value-type="float" office:value="5364" calcext:value-type="float">
            <text:p>5364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.176483746" calcext:value-type="float">
            <text:p>1.176483746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89];[.B88])" office:value-type="float" office:value="0.0125041190000001" calcext:value-type="float">
            <text:p>0.012504119</text:p>
          </table:table-cell>
          <table:table-cell table:formula="of:=QUOTIENT([.H88];[.I88])" office:value-type="float" office:value="7357" calcext:value-type="float">
            <text:p>7357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.188987865" calcext:value-type="float">
            <text:p>1.188987865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90];[.B89])" office:value-type="float" office:value="0.0113766209999999" calcext:value-type="float">
            <text:p>0.011376621</text:p>
          </table:table-cell>
          <table:table-cell table:formula="of:=QUOTIENT([.H89];[.I89])" office:value-type="float" office:value="8086" calcext:value-type="float">
            <text:p>8086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200364486" calcext:value-type="float">
            <text:p>1.200364486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91];[.B90])" office:value-type="float" office:value="0.010168371" calcext:value-type="float">
            <text:p>0.010168371</text:p>
          </table:table-cell>
          <table:table-cell table:formula="of:=QUOTIENT([.H90];[.I90])" office:value-type="float" office:value="9047" calcext:value-type="float">
            <text:p>9047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.210532857" calcext:value-type="float">
            <text:p>1.210532857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92];[.B91])" office:value-type="float" office:value="0.0101156499999999" calcext:value-type="float">
            <text:p>0.01011565</text:p>
          </table:table-cell>
          <table:table-cell table:formula="of:=QUOTIENT([.H91];[.I91])" office:value-type="float" office:value="9094" calcext:value-type="float">
            <text:p>9094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.220648507" calcext:value-type="float">
            <text:p>1.220648507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93];[.B92])" office:value-type="float" office:value="0.0100980430000002" calcext:value-type="float">
            <text:p>0.010098043</text:p>
          </table:table-cell>
          <table:table-cell table:formula="of:=QUOTIENT([.H92];[.I92])" office:value-type="float" office:value="9110" calcext:value-type="float">
            <text:p>9110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.23074655" calcext:value-type="float">
            <text:p>1.23074655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94];[.B93])" office:value-type="float" office:value="0.0103320349999998" calcext:value-type="float">
            <text:p>0.010332035</text:p>
          </table:table-cell>
          <table:table-cell table:formula="of:=QUOTIENT([.H93];[.I93])" office:value-type="float" office:value="8904" calcext:value-type="float">
            <text:p>8904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.241078585" calcext:value-type="float">
            <text:p>1.241078585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95];[.B94])" office:value-type="float" office:value="0.0152525460000001" calcext:value-type="float">
            <text:p>0.015252546</text:p>
          </table:table-cell>
          <table:table-cell table:formula="of:=QUOTIENT([.H94];[.I94])" office:value-type="float" office:value="6031" calcext:value-type="float">
            <text:p>6031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.256331131" calcext:value-type="float">
            <text:p>1.256331131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96];[.B95])" office:value-type="float" office:value="0.0100699469999999" calcext:value-type="float">
            <text:p>0.010069947</text:p>
          </table:table-cell>
          <table:table-cell table:formula="of:=QUOTIENT([.H95];[.I95])" office:value-type="float" office:value="9136" calcext:value-type="float">
            <text:p>9136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.266401078" calcext:value-type="float">
            <text:p>1.266401078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97];[.B96])" office:value-type="float" office:value="0.0102199580000002" calcext:value-type="float">
            <text:p>0.010219958</text:p>
          </table:table-cell>
          <table:table-cell table:formula="of:=QUOTIENT([.H96];[.I96])" office:value-type="float" office:value="9001" calcext:value-type="float">
            <text:p>9001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.276621036" calcext:value-type="float">
            <text:p>1.276621036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98];[.B97])" office:value-type="float" office:value="0.0163882179999999" calcext:value-type="float">
            <text:p>0.016388218</text:p>
          </table:table-cell>
          <table:table-cell table:formula="of:=QUOTIENT([.H97];[.I97])" office:value-type="float" office:value="5613" calcext:value-type="float">
            <text:p>5613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.293009254" calcext:value-type="float">
            <text:p>1.293009254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99];[.B98])" office:value-type="float" office:value="0.0134944880000001" calcext:value-type="float">
            <text:p>0.013494488</text:p>
          </table:table-cell>
          <table:table-cell table:formula="of:=QUOTIENT([.H98];[.I98])" office:value-type="float" office:value="6817" calcext:value-type="float">
            <text:p>6817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.306503742" calcext:value-type="float">
            <text:p>1.306503742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100];[.B99])" office:value-type="float" office:value="0.0176642659999999" calcext:value-type="float">
            <text:p>0.017664266</text:p>
          </table:table-cell>
          <table:table-cell table:formula="of:=QUOTIENT([.H99];[.I99])" office:value-type="float" office:value="5208" calcext:value-type="float">
            <text:p>5208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.324168008" calcext:value-type="float">
            <text:p>1.324168008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101];[.B100])" office:value-type="float" office:value="0.012343526" calcext:value-type="float">
            <text:p>0.012343526</text:p>
          </table:table-cell>
          <table:table-cell table:formula="of:=QUOTIENT([.H100];[.I100])" office:value-type="float" office:value="7453" calcext:value-type="float">
            <text:p>7453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.336511534" calcext:value-type="float">
            <text:p>1.336511534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102];[.B101])" office:value-type="float" office:value="0.013830295" calcext:value-type="float">
            <text:p>0.013830295</text:p>
          </table:table-cell>
          <table:table-cell table:formula="of:=QUOTIENT([.H101];[.I101])" office:value-type="float" office:value="6652" calcext:value-type="float">
            <text:p>6652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.350341829" calcext:value-type="float">
            <text:p>1.350341829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103];[.B102])" office:value-type="float" office:value="0.016194442" calcext:value-type="float">
            <text:p>0.016194442</text:p>
          </table:table-cell>
          <table:table-cell table:formula="of:=QUOTIENT([.H102];[.I102])" office:value-type="float" office:value="5680" calcext:value-type="float">
            <text:p>5680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.366536271" calcext:value-type="float">
            <text:p>1.366536271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104];[.B103])" office:value-type="float" office:value="0.0115658890000001" calcext:value-type="float">
            <text:p>0.011565889</text:p>
          </table:table-cell>
          <table:table-cell table:formula="of:=QUOTIENT([.H103];[.I103])" office:value-type="float" office:value="7954" calcext:value-type="float">
            <text:p>7954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.37810216" calcext:value-type="float">
            <text:p>1.37810216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105];[.B104])" office:value-type="float" office:value="0.018433479" calcext:value-type="float">
            <text:p>0.018433479</text:p>
          </table:table-cell>
          <table:table-cell table:formula="of:=QUOTIENT([.H104];[.I104])" office:value-type="float" office:value="4990" calcext:value-type="float">
            <text:p>4990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.396535639" calcext:value-type="float">
            <text:p>1.396535639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106];[.B105])" office:value-type="float" office:value="0.0112510669999999" calcext:value-type="float">
            <text:p>0.011251067</text:p>
          </table:table-cell>
          <table:table-cell table:formula="of:=QUOTIENT([.H105];[.I105])" office:value-type="float" office:value="8177" calcext:value-type="float">
            <text:p>8177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.407786706" calcext:value-type="float">
            <text:p>1.407786706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107];[.B106])" office:value-type="float" office:value="0.0103332389999999" calcext:value-type="float">
            <text:p>0.010333239</text:p>
          </table:table-cell>
          <table:table-cell table:formula="of:=QUOTIENT([.H106];[.I106])" office:value-type="float" office:value="8903" calcext:value-type="float">
            <text:p>8903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.418119945" calcext:value-type="float">
            <text:p>1.418119945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108];[.B107])" office:value-type="float" office:value="0.0102045070000001" calcext:value-type="float">
            <text:p>0.010204507</text:p>
          </table:table-cell>
          <table:table-cell table:formula="of:=QUOTIENT([.H107];[.I107])" office:value-type="float" office:value="9015" calcext:value-type="float">
            <text:p>9015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.428324452" calcext:value-type="float">
            <text:p>1.428324452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109];[.B108])" office:value-type="float" office:value="0.012356579" calcext:value-type="float">
            <text:p>0.012356579</text:p>
          </table:table-cell>
          <table:table-cell table:formula="of:=QUOTIENT([.H108];[.I108])" office:value-type="float" office:value="7445" calcext:value-type="float">
            <text:p>7445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.440681031" calcext:value-type="float">
            <text:p>1.440681031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110];[.B109])" office:value-type="float" office:value="0.0125236630000001" calcext:value-type="float">
            <text:p>0.012523663</text:p>
          </table:table-cell>
          <table:table-cell table:formula="of:=QUOTIENT([.H109];[.I109])" office:value-type="float" office:value="7346" calcext:value-type="float">
            <text:p>7346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.453204694" calcext:value-type="float">
            <text:p>1.453204694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111];[.B110])" office:value-type="float" office:value="0.013327095" calcext:value-type="float">
            <text:p>0.013327095</text:p>
          </table:table-cell>
          <table:table-cell table:formula="of:=QUOTIENT([.H110];[.I110])" office:value-type="float" office:value="6903" calcext:value-type="float">
            <text:p>6903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.466531789" calcext:value-type="float">
            <text:p>1.466531789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112];[.B111])" office:value-type="float" office:value="0.0124177130000001" calcext:value-type="float">
            <text:p>0.012417713</text:p>
          </table:table-cell>
          <table:table-cell table:formula="of:=QUOTIENT([.H111];[.I111])" office:value-type="float" office:value="7408" calcext:value-type="float">
            <text:p>7408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.478949502" calcext:value-type="float">
            <text:p>1.478949502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113];[.B112])" office:value-type="float" office:value="0.0105298839999999" calcext:value-type="float">
            <text:p>0.010529884</text:p>
          </table:table-cell>
          <table:table-cell table:formula="of:=QUOTIENT([.H112];[.I112])" office:value-type="float" office:value="8737" calcext:value-type="float">
            <text:p>8737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.489479386" calcext:value-type="float">
            <text:p>1.489479386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114];[.B113])" office:value-type="float" office:value="0.0124105329999999" calcext:value-type="float">
            <text:p>0.012410533</text:p>
          </table:table-cell>
          <table:table-cell table:formula="of:=QUOTIENT([.H113];[.I113])" office:value-type="float" office:value="7413" calcext:value-type="float">
            <text:p>7413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.501889919" calcext:value-type="float">
            <text:p>1.501889919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115];[.B114])" office:value-type="float" office:value="0.0126808610000002" calcext:value-type="float">
            <text:p>0.012680861</text:p>
          </table:table-cell>
          <table:table-cell table:formula="of:=QUOTIENT([.H114];[.I114])" office:value-type="float" office:value="7255" calcext:value-type="float">
            <text:p>7255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.51457078" calcext:value-type="float">
            <text:p>1.51457078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116];[.B115])" office:value-type="float" office:value="0.0121048909999999" calcext:value-type="float">
            <text:p>0.012104891</text:p>
          </table:table-cell>
          <table:table-cell table:formula="of:=QUOTIENT([.H115];[.I115])" office:value-type="float" office:value="7600" calcext:value-type="float">
            <text:p>7600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.526675671" calcext:value-type="float">
            <text:p>1.526675671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117];[.B116])" office:value-type="float" office:value="0.013036907" calcext:value-type="float">
            <text:p>0.013036907</text:p>
          </table:table-cell>
          <table:table-cell table:formula="of:=QUOTIENT([.H116];[.I116])" office:value-type="float" office:value="7056" calcext:value-type="float">
            <text:p>7056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.539712578" calcext:value-type="float">
            <text:p>1.539712578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118];[.B117])" office:value-type="float" office:value="0.0169029429999998" calcext:value-type="float">
            <text:p>0.016902943</text:p>
          </table:table-cell>
          <table:table-cell table:formula="of:=QUOTIENT([.H117];[.I117])" office:value-type="float" office:value="5442" calcext:value-type="float">
            <text:p>5442</text:p>
          </table:table-cell>
          <table:table-cell table:number-columns-repeated="4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.556615521" calcext:value-type="float">
            <text:p>1.556615521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119];[.B118])" office:value-type="float" office:value="0.0141558960000001" calcext:value-type="float">
            <text:p>0.014155896</text:p>
          </table:table-cell>
          <table:table-cell table:formula="of:=QUOTIENT([.H118];[.I118])" office:value-type="float" office:value="6499" calcext:value-type="float">
            <text:p>6499</text:p>
          </table:table-cell>
          <table:table-cell table:number-columns-repeated="4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.570771417" calcext:value-type="float">
            <text:p>1.570771417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120];[.B119])" office:value-type="float" office:value="0.0100870070000001" calcext:value-type="float">
            <text:p>0.010087007</text:p>
          </table:table-cell>
          <table:table-cell table:formula="of:=QUOTIENT([.H119];[.I119])" office:value-type="float" office:value="9120" calcext:value-type="float">
            <text:p>9120</text:p>
          </table:table-cell>
          <table:table-cell table:number-columns-repeated="4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.580858424" calcext:value-type="float">
            <text:p>1.580858424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121];[.B120])" office:value-type="float" office:value="0.018825476" calcext:value-type="float">
            <text:p>0.018825476</text:p>
          </table:table-cell>
          <table:table-cell table:formula="of:=QUOTIENT([.H120];[.I120])" office:value-type="float" office:value="4886" calcext:value-type="float">
            <text:p>4886</text:p>
          </table:table-cell>
          <table:table-cell table:number-columns-repeated="4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.5996839" calcext:value-type="float">
            <text:p>1.5996839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122];[.B121])" office:value-type="float" office:value="0.017158657" calcext:value-type="float">
            <text:p>0.017158657</text:p>
          </table:table-cell>
          <table:table-cell table:formula="of:=QUOTIENT([.H121];[.I121])" office:value-type="float" office:value="5361" calcext:value-type="float">
            <text:p>5361</text:p>
          </table:table-cell>
          <table:table-cell table:number-columns-repeated="4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.616842557" calcext:value-type="float">
            <text:p>1.616842557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123];[.B122])" office:value-type="float" office:value="0.0168693520000001" calcext:value-type="float">
            <text:p>0.016869352</text:p>
          </table:table-cell>
          <table:table-cell table:formula="of:=QUOTIENT([.H122];[.I122])" office:value-type="float" office:value="5453" calcext:value-type="float">
            <text:p>5453</text:p>
          </table:table-cell>
          <table:table-cell table:number-columns-repeated="4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.633711909" calcext:value-type="float">
            <text:p>1.633711909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124];[.B123])" office:value-type="float" office:value="0.012931917" calcext:value-type="float">
            <text:p>0.012931917</text:p>
          </table:table-cell>
          <table:table-cell table:formula="of:=QUOTIENT([.H123];[.I123])" office:value-type="float" office:value="7114" calcext:value-type="float">
            <text:p>7114</text:p>
          </table:table-cell>
          <table:table-cell table:number-columns-repeated="4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.646643826" calcext:value-type="float">
            <text:p>1.646643826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125];[.B124])" office:value-type="float" office:value="0.0125219109999999" calcext:value-type="float">
            <text:p>0.012521911</text:p>
          </table:table-cell>
          <table:table-cell table:formula="of:=QUOTIENT([.H124];[.I124])" office:value-type="float" office:value="7347" calcext:value-type="float">
            <text:p>7347</text:p>
          </table:table-cell>
          <table:table-cell table:number-columns-repeated="4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.659165737" calcext:value-type="float">
            <text:p>1.659165737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126];[.B125])" office:value-type="float" office:value="0.017585366" calcext:value-type="float">
            <text:p>0.017585366</text:p>
          </table:table-cell>
          <table:table-cell table:formula="of:=QUOTIENT([.H125];[.I125])" office:value-type="float" office:value="5231" calcext:value-type="float">
            <text:p>5231</text:p>
          </table:table-cell>
          <table:table-cell table:number-columns-repeated="4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.676751103" calcext:value-type="float">
            <text:p>1.676751103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127];[.B126])" office:value-type="float" office:value="0.0129531780000001" calcext:value-type="float">
            <text:p>0.012953178</text:p>
          </table:table-cell>
          <table:table-cell table:formula="of:=QUOTIENT([.H126];[.I126])" office:value-type="float" office:value="7102" calcext:value-type="float">
            <text:p>7102</text:p>
          </table:table-cell>
          <table:table-cell/>
          <table:table-cell office:value-type="string" calcext:value-type="string">
            <text:p>Max</text:p>
          </table:table-cell>
          <table:table-cell table:formula="of:=MAX([.J2:.J193])" office:value-type="float" office:value="18410" calcext:value-type="float">
            <text:p>18410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.689704281" calcext:value-type="float">
            <text:p>1.689704281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128];[.B127])" office:value-type="float" office:value="0.017115284" calcext:value-type="float">
            <text:p>0.017115284</text:p>
          </table:table-cell>
          <table:table-cell table:formula="of:=QUOTIENT([.H127];[.I127])" office:value-type="float" office:value="5375" calcext:value-type="float">
            <text:p>5375</text:p>
          </table:table-cell>
          <table:table-cell table:number-columns-repeated="4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.706819565" calcext:value-type="float">
            <text:p>1.706819565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129];[.B128])" office:value-type="float" office:value="0.0113956110000002" calcext:value-type="float">
            <text:p>0.011395611</text:p>
          </table:table-cell>
          <table:table-cell table:formula="of:=QUOTIENT([.H128];[.I128])" office:value-type="float" office:value="8073" calcext:value-type="float">
            <text:p>8073</text:p>
          </table:table-cell>
          <table:table-cell/>
          <table:table-cell office:value-type="string" calcext:value-type="string">
            <text:p>Average</text:p>
          </table:table-cell>
          <table:table-cell table:formula="of:=SUM([.J2:.J193])/ROWS([.J2:.J193])" office:value-type="float" office:value="5539.32291666667" calcext:value-type="float">
            <text:p>5539.32291666667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.718215176" calcext:value-type="float">
            <text:p>1.718215176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130];[.B129])" office:value-type="float" office:value="0.0184491329999998" calcext:value-type="float">
            <text:p>0.018449133</text:p>
          </table:table-cell>
          <table:table-cell table:formula="of:=QUOTIENT([.H129];[.I129])" office:value-type="float" office:value="4986" calcext:value-type="float">
            <text:p>4986</text:p>
          </table:table-cell>
          <table:table-cell table:number-columns-repeated="4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.736664309" calcext:value-type="float">
            <text:p>1.736664309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131];[.B130])" office:value-type="float" office:value="0.0101966440000001" calcext:value-type="float">
            <text:p>0.010196644</text:p>
          </table:table-cell>
          <table:table-cell table:formula="of:=QUOTIENT([.H130];[.I130])" office:value-type="float" office:value="9022" calcext:value-type="float">
            <text:p>9022</text:p>
          </table:table-cell>
          <table:table-cell table:number-columns-repeated="4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.746860953" calcext:value-type="float">
            <text:p>1.746860953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132];[.B131])" office:value-type="float" office:value="0.0133402349999998" calcext:value-type="float">
            <text:p>0.013340235</text:p>
          </table:table-cell>
          <table:table-cell table:formula="of:=QUOTIENT([.H131];[.I131])" office:value-type="float" office:value="6896" calcext:value-type="float">
            <text:p>6896</text:p>
          </table:table-cell>
          <table:table-cell table:number-columns-repeated="4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.760201188" calcext:value-type="float">
            <text:p>1.760201188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133];[.B132])" office:value-type="float" office:value="0.0102109390000003" calcext:value-type="float">
            <text:p>0.010210939</text:p>
          </table:table-cell>
          <table:table-cell table:formula="of:=QUOTIENT([.H132];[.I132])" office:value-type="float" office:value="9009" calcext:value-type="float">
            <text:p>9009</text:p>
          </table:table-cell>
          <table:table-cell table:number-columns-repeated="4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.770412127" calcext:value-type="float">
            <text:p>1.770412127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134];[.B133])" office:value-type="float" office:value="0.0110190529999998" calcext:value-type="float">
            <text:p>0.011019053</text:p>
          </table:table-cell>
          <table:table-cell table:formula="of:=QUOTIENT([.H133];[.I133])" office:value-type="float" office:value="8349" calcext:value-type="float">
            <text:p>8349</text:p>
          </table:table-cell>
          <table:table-cell table:number-columns-repeated="4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.78143118" calcext:value-type="float">
            <text:p>1.78143118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135];[.B134])" office:value-type="float" office:value="0.011984419" calcext:value-type="float">
            <text:p>0.011984419</text:p>
          </table:table-cell>
          <table:table-cell table:formula="of:=QUOTIENT([.H134];[.I134])" office:value-type="float" office:value="7676" calcext:value-type="float">
            <text:p>7676</text:p>
          </table:table-cell>
          <table:table-cell table:number-columns-repeated="4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.793415599" calcext:value-type="float">
            <text:p>1.793415599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136];[.B135])" office:value-type="float" office:value="0.0106356190000001" calcext:value-type="float">
            <text:p>0.010635619</text:p>
          </table:table-cell>
          <table:table-cell table:formula="of:=QUOTIENT([.H135];[.I135])" office:value-type="float" office:value="8650" calcext:value-type="float">
            <text:p>8650</text:p>
          </table:table-cell>
          <table:table-cell table:number-columns-repeated="4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.804051218" calcext:value-type="float">
            <text:p>1.804051218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137];[.B136])" office:value-type="float" office:value="0.012563858" calcext:value-type="float">
            <text:p>0.012563858</text:p>
          </table:table-cell>
          <table:table-cell table:formula="of:=QUOTIENT([.H136];[.I136])" office:value-type="float" office:value="7322" calcext:value-type="float">
            <text:p>7322</text:p>
          </table:table-cell>
          <table:table-cell table:number-columns-repeated="4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.816615076" calcext:value-type="float">
            <text:p>1.816615076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138];[.B137])" office:value-type="float" office:value="0.020131831" calcext:value-type="float">
            <text:p>0.020131831</text:p>
          </table:table-cell>
          <table:table-cell table:formula="of:=QUOTIENT([.H137];[.I137])" office:value-type="float" office:value="4569" calcext:value-type="float">
            <text:p>4569</text:p>
          </table:table-cell>
          <table:table-cell table:number-columns-repeated="4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.836746907" calcext:value-type="float">
            <text:p>1.836746907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139];[.B138])" office:value-type="float" office:value="0.013255515" calcext:value-type="float">
            <text:p>0.013255515</text:p>
          </table:table-cell>
          <table:table-cell table:formula="of:=QUOTIENT([.H138];[.I138])" office:value-type="float" office:value="6940" calcext:value-type="float">
            <text:p>6940</text:p>
          </table:table-cell>
          <table:table-cell table:number-columns-repeated="4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.850002422" calcext:value-type="float">
            <text:p>1.850002422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140];[.B139])" office:value-type="float" office:value="0.011553535" calcext:value-type="float">
            <text:p>0.011553535</text:p>
          </table:table-cell>
          <table:table-cell table:formula="of:=QUOTIENT([.H139];[.I139])" office:value-type="float" office:value="7962" calcext:value-type="float">
            <text:p>7962</text:p>
          </table:table-cell>
          <table:table-cell table:number-columns-repeated="4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.861555957" calcext:value-type="float">
            <text:p>1.861555957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141];[.B140])" office:value-type="float" office:value="0.0152495449999999" calcext:value-type="float">
            <text:p>0.015249545</text:p>
          </table:table-cell>
          <table:table-cell table:formula="of:=QUOTIENT([.H140];[.I140])" office:value-type="float" office:value="6032" calcext:value-type="float">
            <text:p>6032</text:p>
          </table:table-cell>
          <table:table-cell table:number-columns-repeated="4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.876805502" calcext:value-type="float">
            <text:p>1.876805502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142];[.B141])" office:value-type="float" office:value="0.0114969389999999" calcext:value-type="float">
            <text:p>0.011496939</text:p>
          </table:table-cell>
          <table:table-cell table:formula="of:=QUOTIENT([.H141];[.I141])" office:value-type="float" office:value="8002" calcext:value-type="float">
            <text:p>8002</text:p>
          </table:table-cell>
          <table:table-cell table:number-columns-repeated="4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.888302441" calcext:value-type="float">
            <text:p>1.888302441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143];[.B142])" office:value-type="float" office:value="0.018526751" calcext:value-type="float">
            <text:p>0.018526751</text:p>
          </table:table-cell>
          <table:table-cell table:formula="of:=QUOTIENT([.H142];[.I142])" office:value-type="float" office:value="4965" calcext:value-type="float">
            <text:p>4965</text:p>
          </table:table-cell>
          <table:table-cell table:number-columns-repeated="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.906829192" calcext:value-type="float">
            <text:p>1.906829192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144];[.B143])" office:value-type="float" office:value="0.019950943" calcext:value-type="float">
            <text:p>0.019950943</text:p>
          </table:table-cell>
          <table:table-cell table:formula="of:=QUOTIENT([.H143];[.I143])" office:value-type="float" office:value="4611" calcext:value-type="float">
            <text:p>4611</text:p>
          </table:table-cell>
          <table:table-cell table:number-columns-repeated="4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.926780135" calcext:value-type="float">
            <text:p>1.926780135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145];[.B144])" office:value-type="float" office:value="0.0145971359999999" calcext:value-type="float">
            <text:p>0.014597136</text:p>
          </table:table-cell>
          <table:table-cell table:formula="of:=QUOTIENT([.H144];[.I144])" office:value-type="float" office:value="6302" calcext:value-type="float">
            <text:p>6302</text:p>
          </table:table-cell>
          <table:table-cell table:number-columns-repeated="4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.941377271" calcext:value-type="float">
            <text:p>1.941377271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146];[.B145])" office:value-type="float" office:value="0.011267256" calcext:value-type="float">
            <text:p>0.011267256</text:p>
          </table:table-cell>
          <table:table-cell table:formula="of:=QUOTIENT([.H145];[.I145])" office:value-type="float" office:value="8165" calcext:value-type="float">
            <text:p>8165</text:p>
          </table:table-cell>
          <table:table-cell table:number-columns-repeated="4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.952644527" calcext:value-type="float">
            <text:p>1.952644527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147];[.B146])" office:value-type="float" office:value="0.0142146380000001" calcext:value-type="float">
            <text:p>0.014214638</text:p>
          </table:table-cell>
          <table:table-cell table:formula="of:=QUOTIENT([.H146];[.I146])" office:value-type="float" office:value="6472" calcext:value-type="float">
            <text:p>6472</text:p>
          </table:table-cell>
          <table:table-cell table:number-columns-repeated="4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.966859165" calcext:value-type="float">
            <text:p>1.966859165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[.B148];[.B147])" office:value-type="float" office:value="0.0281435539999999" calcext:value-type="float">
            <text:p>0.028143554</text:p>
          </table:table-cell>
          <table:table-cell table:formula="of:=QUOTIENT([.H147];[.I147])" office:value-type="float" office:value="3268" calcext:value-type="float">
            <text:p>3268</text:p>
          </table:table-cell>
          <table:table-cell table:number-columns-repeated="4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.995002719" calcext:value-type="float">
            <text:p>1.995002719</text:p>
          </table:table-cell>
          <table:table-cell table:number-columns-repeated="2" office:value-type="string" calcext:value-type="string">
            <text:p>127.0.0.1</text:p>
          </table:table-cell>
          <table:table-cell office:value-type="string" calcext:value-type="string">
            <text:p>UDP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47332 <text:s/>&gt; <text:s/>4444 Len=92</text:p>
          </table:table-cell>
          <table:table-cell office:value-type="float" office:value="92" calcext:value-type="float">
            <text:p>92</text:p>
          </table:table-cell>
          <table:table-cell table:formula="of:=ORG.LIBREOFFICE.RAWSUBTRACT(2;[.B148])" office:value-type="float" office:value="0.00499728100000008" calcext:value-type="float">
            <text:p>0.004997281</text:p>
          </table:table-cell>
          <table:table-cell table:formula="of:=QUOTIENT([.H148];[.I148])" office:value-type="float" office:value="18410" calcext:value-type="float">
            <text:p>18410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Tiempo total</text:p>
          </table:table-cell>
          <table:table-cell table:number-columns-repeated="5"/>
          <table:table-cell office:value-type="string" calcext:value-type="string">
            <text:p>Bytes totales</text:p>
          </table:table-cell>
          <table:table-cell office:value-type="string" calcext:value-type="string">
            <text:p>Bytes por segundo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table:formula="of:=SUM([.H2:.H149])" office:value-type="float" office:value="13524" calcext:value-type="float">
            <text:p>13524</text:p>
          </table:table-cell>
          <table:table-cell table:formula="of:=QUOTIENT([.H151];[.B151])" office:value-type="float" office:value="6762" calcext:value-type="float">
            <text:p>676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0" loext:min-decimal-places="10" number:min-integer-digits="1"/>
    </number:number-style>
    <number:number-style style:name="N112">
      <number:number number:decimal-places="9" loext:min-decimal-places="9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18T21:07:08.267901734</dc:date>
    <meta:editing-duration>PT1M4S</meta:editing-duration>
    <meta:editing-cycles>1</meta:editing-cycles>
    <meta:document-statistic meta:table-count="1" meta:cell-count="1521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923cm" svg:height="10.041cm" xlink:href=".." xlink:type="simple" chart:class="chart:line" chart:style-name="ch1">
        <chart:title svg:x="7.901cm" svg:y="0.336cm" chart:style-name="ch2">
          <text:p>VoIP</text:p>
        </chart:title>
        <chart:plot-area chart:style-name="ch3" table:cell-range-address="voip.H2:voip.I32" chart:data-source-has-labels="column" svg:x="1.349cm" svg:y="1.315cm" svg:width="15.236cm" svg:height="7.545cm">
          <chartooo:coordinate-region svg:x="2.447cm" svg:y="1.514cm" svg:width="13.952cm" svg:height="6.699cm"/>
          <chart:axis chart:dimension="x" chart:name="primary-x" chart:style-name="ch4" chartooo:axis-type="auto">
            <chartooo:date-scale/>
            <chart:title svg:x="7.415cm" svg:y="9.06cm" chart:style-name="ch5">
              <text:p>Tamaño del paquete</text:p>
            </chart:title>
            <chart:categories table:cell-range-address="voip.H2:voip.H32"/>
          </chart:axis>
          <chart:axis chart:dimension="y" chart:name="primary-y" chart:style-name="ch4">
            <chart:title svg:x="0.451cm" svg:y="5.885cm" chart:style-name="ch6">
              <text:p>Segundos</text:p>
            </chart:title>
            <chart:grid chart:style-name="ch7" chart:class="major"/>
          </chart:axis>
          <chart:series chart:style-name="ch8" chart:values-cell-range-address="voip.I2:voip.I32" chart:class="chart:line">
            <chart:data-point chart:repeated="3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92">
                <text:p>92</text:p>
                <draw:g>
                  <svg:desc>voip.H2:voip.H32</svg:desc>
                </draw:g>
              </table:table-cell>
              <table:table-cell office:value-type="float" office:value="0.007282496">
                <text:p>0.007282496</text:p>
                <draw:g>
                  <svg:desc>voip.I2:voip.I32</svg:desc>
                </draw:g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01064583">
                <text:p>0.01064583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014869811">
                <text:p>0.014869811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010234211">
                <text:p>0.010234211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010322156">
                <text:p>0.010322156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011977566">
                <text:p>0.011977566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019958117">
                <text:p>0.019958117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010343233">
                <text:p>0.010343233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012209762">
                <text:p>0.012209762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017766332">
                <text:p>0.017766332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01009207">
                <text:p>0.01009207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012112815">
                <text:p>0.012112815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011994381">
                <text:p>0.011994381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015769547">
                <text:p>0.015769547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010234181">
                <text:p>0.010234181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012697965">
                <text:p>0.012697965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015501523">
                <text:p>0.015501523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011502785">
                <text:p>0.011502785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014599238">
                <text:p>0.014599238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010699381">
                <text:p>0.010699381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012545271">
                <text:p>0.012545271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012167755">
                <text:p>0.012167755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018609023">
                <text:p>0.018609023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01142956">
                <text:p>0.01142956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017760385">
                <text:p>0.017760385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012324938">
                <text:p>0.012324938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012206721">
                <text:p>0.012206721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017810211">
                <text:p>0.017810211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010267894">
                <text:p>0.010267894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010330568">
                <text:p>0.010330568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010272192">
                <text:p>0.0102721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